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style>
    <style:style style:name="T2" style:parent-style-name="DefaultParagraphFont" style:family="text">
      <style:text-properties style:font-name="Arial" style:font-name-asian="Times New Roman" style:font-name-complex="Arial" fo:font-weight="bold" style:font-weight-asian="bold" style:font-weight-complex="bold" fo:color="#000000" fo:font-size="36pt" style:font-size-asian="36pt" style:font-size-complex="36pt" style:language-asian="sv" style:country-asian="SE"/>
    </style:style>
    <style:style style:name="P3"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color="#666666" fo:font-size="12pt" style:font-size-asian="12pt" style:font-size-complex="12pt" style:language-asian="sv" style:country-asian="SE"/>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Arial" style:font-name-asian="Times New Roman" style:font-name-complex="Arial" fo:font-weight="bold" style:font-weight-asian="bold" style:font-weight-complex="bold" fo:color="#666666" fo:font-size="12pt" style:font-size-asian="12pt" style:font-size-complex="12pt" fo:language="en" fo:country="US" style:language-asian="sv" style:country-asian="SE"/>
    </style:style>
    <style:style style:name="T6" style:parent-style-name="DefaultParagraphFont" style:family="text">
      <style:text-properties fo:language="en" fo:country="US" style:language-asian="sv" style:country-asian="SE"/>
    </style:style>
    <style:style style:name="T7" style:parent-style-name="DefaultParagraphFont" style:family="text">
      <style:text-properties fo:language="en" fo:country="US" style:language-asian="sv" style:country-asian="SE"/>
    </style:style>
    <style:style style:name="P8"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color="#666666" fo:font-size="12pt" style:font-size-asian="12pt" style:font-size-complex="12pt" fo:language="en" fo:country="US" style:language-asian="sv" style:country-asian="SE"/>
    </style:style>
    <style:style style:name="P9" style:parent-style-name="Normal" style:family="paragraph">
      <style:paragraph-properties fo:margin-top="0.0694in" fo:margin-bottom="0.0694in" fo:line-height="100%"/>
    </style:style>
    <style:style style:name="T10" style:parent-style-name="DefaultParagraphFont" style:family="text">
      <style:text-properties style:font-name="Arial" style:font-name-asian="Times New Roman" style:font-name-complex="Arial" fo:font-weight="bold" style:font-weight-asian="bold" style:font-weight-complex="bold" fo:color="#666666" fo:font-size="12pt" style:font-size-asian="12pt" style:font-size-complex="12pt" fo:language="en" fo:country="US" style:language-asian="sv" style:country-asian="SE"/>
    </style:style>
    <style:style style:name="T11" style:parent-style-name="DefaultParagraphFont" style:family="text">
      <style:text-properties fo:language="en" fo:country="US" style:language-asian="sv" style:country-asian="SE"/>
    </style:style>
    <style:style style:name="T12" style:parent-style-name="DefaultParagraphFont" style:family="text">
      <style:text-properties fo:language="en" fo:country="US" style:language-asian="sv" style:country-asian="SE"/>
    </style:style>
    <style:style style:name="T13" style:parent-style-name="DefaultParagraphFont" style:family="text">
      <style:text-properties fo:language="en" fo:country="US" style:language-asian="sv" style:country-asian="SE"/>
    </style:style>
    <style:style style:name="T14" style:parent-style-name="DefaultParagraphFont" style:family="text">
      <style:text-properties fo:language="en" fo:country="US" style:language-asian="sv" style:country-asian="SE"/>
    </style:style>
    <style:style style:name="P15"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color="#666666" fo:font-size="12pt" style:font-size-asian="12pt" style:font-size-complex="12pt" fo:language="en" fo:country="US" style:language-asian="sv" style:country-asian="SE"/>
    </style:style>
    <style:style style:name="P16" style:parent-style-name="Normal" style:family="paragraph">
      <style:paragraph-properties fo:margin-top="0.0694in" fo:margin-bottom="0.0694in" fo:line-height="100%"/>
    </style:style>
    <style:style style:name="T17" style:parent-style-name="DefaultParagraphFont" style:family="text">
      <style:text-properties style:font-name="Arial" style:font-name-asian="Times New Roman" style:font-name-complex="Arial" fo:font-weight="bold" style:font-weight-asian="bold" style:font-weight-complex="bold" fo:color="#666666" fo:font-size="12pt" style:font-size-asian="12pt" style:font-size-complex="12pt" fo:language="en" fo:country="US" style:language-asian="sv" style:country-asian="SE"/>
    </style:style>
    <style:style style:name="T18" style:parent-style-name="DefaultParagraphFont" style:family="text">
      <style:text-properties fo:language="en" fo:country="US" style:language-asian="sv" style:country-asian="SE"/>
    </style:style>
    <style:style style:name="T19" style:parent-style-name="DefaultParagraphFont" style:family="text">
      <style:text-properties fo:language="en" fo:country="US" style:language-asian="sv" style:country-asian="SE"/>
    </style:style>
    <style:style style:name="T20" style:parent-style-name="DefaultParagraphFont" style:family="text">
      <style:text-properties fo:language="en" fo:country="US" style:language-asian="sv" style:country-asian="SE"/>
    </style:style>
    <style:style style:name="T21" style:parent-style-name="DefaultParagraphFont" style:family="text">
      <style:text-properties fo:language="en" fo:country="US" style:language-asian="sv" style:country-asian="SE"/>
    </style:style>
    <style:style style:name="P22"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color="#666666" fo:font-size="12pt" style:font-size-asian="12pt" style:font-size-complex="12pt" fo:language="en" fo:country="US" style:language-asian="sv" style:country-asian="SE"/>
    </style:style>
    <style:style style:name="P23"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color="#666666" fo:font-size="12pt" style:font-size-asian="12pt" style:font-size-complex="12pt" fo:language="en" fo:country="US" style:language-asian="sv" style:country-asian="SE"/>
    </style:style>
    <style:style style:name="P24" style:parent-style-name="Normal" style:family="paragraph">
      <style:text-properties fo:language="en" fo:country="US" style:language-asian="sv" style:country-asian="SE"/>
    </style:style>
    <style:style style:name="P25" style:parent-style-name="Normal" style:family="paragraph">
      <style:paragraph-properties fo:margin-top="0.0694in" fo:margin-bottom="0.0694in" fo:line-height="100%"/>
      <style:text-properties style:font-name="Arial" style:font-name-asian="Times New Roman" style:font-name-complex="Arial" fo:font-weight="bold" style:font-weight-asian="bold" style:font-weight-complex="bold" fo:color="#666666" fo:font-size="12pt" style:font-size-asian="12pt" style:font-size-complex="12pt" fo:language="en" fo:country="US" style:language-asian="sv" style:country-asian="SE"/>
    </style:style>
    <style:style style:name="P26" style:parent-style-name="Normal" style:family="paragraph">
      <style:paragraph-properties fo:margin-top="0.0694in" fo:margin-bottom="0.0694in" fo:line-height="100%"/>
    </style:style>
    <style:style style:name="T27" style:parent-style-name="DefaultParagraphFont" style:family="text">
      <style:text-properties style:font-name="Arial" style:font-name-asian="Times New Roman" style:font-name-complex="Arial" fo:font-weight="bold" style:font-weight-asian="bold" style:font-weight-complex="bold" fo:color="#666666" fo:font-size="12pt" style:font-size-asian="12pt" style:font-size-complex="12pt" fo:language="en" fo:country="US" style:language-asian="sv" style:country-asian="SE"/>
    </style:style>
    <style:style style:name="P28" style:parent-style-name="Normal" style:family="paragraph">
      <style:text-properties fo:language="en" fo:country="US" style:language-asian="sv" style:country-asian="SE"/>
    </style:style>
    <style:style style:name="P29" style:parent-style-name="Normal" style:family="paragraph">
      <style:text-properties style:font-name-complex="Calibri" fo:language="en" fo:country="US" style:language-asian="sv" style:country-asian="SE"/>
    </style:style>
    <style:style style:name="P30" style:parent-style-name="Normal" style:family="paragraph">
      <style:text-properties style:font-name="Times New Roman" fo:font-size="12pt" style:font-size-asian="12pt" style:font-size-complex="12pt" fo:language="en" fo:country="US" style:language-asian="sv" style:country-asian="SE"/>
    </style:style>
    <style:style style:name="P31" style:parent-style-name="Normal" style:family="paragraph">
      <style:text-properties fo:language="en" fo:country="US"/>
    </style:style>
  </office:automatic-styles>
  <office:body>
    <office:text text:use-soft-page-breaks="true">
      <text:p text:style-name="P1"><text:span text:style-name="T2">Bibbla</text:span></text:p>
      <text:p text:style-name="P3"/>
      <text:p text:style-name="P4"><text:span text:style-name="T5">What</text:span></text:p>
      <text:p text:style-name="Normal"><text:span text:style-name="T6">Bibbla is an application for the Library of Gothenburg. It allows users to connect to their Library account, by means of their Android device, and manages the functions of the li</text:span><text:span text:style-name="T7">brary’s current website in a consistent way. A few main features that the application will host include: searching for and reserving books; re-loaning books; and seeing at what library a specific title can be found.</text:span></text:p>
      <text:p text:style-name="P8"/>
      <text:p text:style-name="P9"><text:span text:style-name="T10">Why</text:span></text:p>
      <text:p text:style-name="Normal"><text:span text:style-name="T11">Currently, there is a mobile-friendl</text:span><text:span text:style-name="T12">y website for Gotlib, the digital system used by the library of Gothenburg. It already contains those features that are the primary goal of this application. However, by leveraging these functionalities in an app, we target new potential users<text:s/></text:span><text:bookmark-start text:name="_GoBack"/><text:bookmark-end text:name="_GoBack"/><text:span text:style-name="T13">who don’t kn</text:span><text:span text:style-name="T14">ow about the website or prefer an app over web.</text:span></text:p>
      <text:p text:style-name="P15"/>
      <text:p text:style-name="P16"><text:span text:style-name="T17">How</text:span></text:p>
      <text:p text:style-name="Normal"><text:span text:style-name="T18">Since the Library of Gothenbur</text:span><text:span text:style-name="T19">g wouldn’t offer us an open API</text:span><text:span text:style-name="T20">, the application will communicate with the web server directly in order to send and fetch data. By sending requests over HTTP and parse the r</text:span><text:span text:style-name="T21">eturned HTML, we can access the appropriate information and display it in a custom interface.</text:span></text:p>
      <text:p text:style-name="P22"/>
      <text:p text:style-name="P23">License</text:p>
      <text:p text:style-name="P24">We have chosen to use the GPL license for our project.<text:s/>We like<text:s/>the<text:s/>idea of<text:s/>open-source<text:s/>and contributing to the open-source community.<text:s/>We don’t like the idea of<text:s/>others cloning our project and<text:s/>making it proprietary.<text:s/>Information wants to be free!<text:s/></text:p>
      <text:p text:style-name="P25"/>
      <text:p text:style-name="P26"><text:span text:style-name="T27">Roles</text:span></text:p>
      <text:p text:style-name="P28">All members of the group will work on all parts of the project, but we have specified<text:s/>areas<text:s/>for which certain members<text:s/>will be<text:s/>more responsible than others.</text:p>
      <text:p text:style-name="P29">Product owner: Madeleine<text:s/>Appert<text:line-break/>Scrum master: Niklas<text:s/>Logren<text:line-break/>Backend: Jonathan<text:s/>Orrö<text:line-break/>Frontend: Arild<text:s/>Matsson<text:line-break/>Tests: Fahad<text:s/>Al-Khameesi</text:p>
      <text:p text:style-name="P30"><text:line-break/></text:p>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sv" style:country-asian="SE"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sv" style:country-asian="SE"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sv" style:country-asian="SE"/>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sv" style:country-asian="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sv" style:country-asian="S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iklas Logren</meta:initial-creator>
    <dc:creator>Niklas Logren</dc:creator>
    <meta:creation-date>2012-09-17T10:45:00Z</meta:creation-date>
    <dc:date>2012-09-17T10:57:00Z</dc:date>
    <meta:print-date>2012-09-17T10:57:00Z</meta:print-date>
    <meta:template xlink:href="Normal.dotm" xlink:type="simple"/>
    <meta:editing-cycles>30</meta:editing-cycles>
    <meta:editing-duration>PT720S</meta:editing-duration>
    <meta:document-statistic meta:page-count="1" meta:paragraph-count="3" meta:word-count="254" meta:character-count="1603" meta:row-count="11" meta:non-whitespace-character-count="1352"/>
  </office:meta>
</office:document-meta>
</file>